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3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style:font-size-asian="12pt" style:font-size-complex="12pt"/>
    </style:style>
    <style:style style:name="P5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Heading_20_1">
      <style:paragraph-properties fo:margin-top="0.25cm" fo:margin-bottom="0cm" fo:line-height="100%" fo:text-align="center" style:justify-single-word="false"/>
      <style:text-properties fo:language="fr" fo:country="FR" fo:font-style="normal" style:font-style-asian="normal" style:font-style-complex="normal"/>
    </style:style>
    <style:style style:name="P11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T1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2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3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8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9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Cas d'utilisation : Visualisation</text:h>
      <text:p text:style-name="P2">//auteur Ulysse</text:p>
      <text:h text:style-name="P11" text:outline-level="2">Modifier des données d'une prévision</text:h>
      <text:p text:style-name="P1"><text:bookmark text:name="docs-internal-guid-127705b2-7595-3f48-e2bc-2f6c3b956da0"/><text:span text:style-name="T1">Acteur principal</text:span><text:span text:style-name="T2"> </text:span><text:span text:style-name="T3">: Utilisateur</text:span></text:p>
      <text:p text:style-name="P3"/>
      <text:p text:style-name="P4"><text:span text:style-name="T7">Préconditions </text:span><text:span text:style-name="T4">: Le logiciel est déjà lancé et une prévision a été chargée.</text:span></text:p>
      <text:p text:style-name="P6"/>
      <text:p text:style-name="P4"><text:span text:style-name="T7">Garanties minimales</text:span><text:span text:style-name="T9"> </text:span><text:span text:style-name="T4">: L'utilisateur accède à l'écran de visualisation des prévision et une carte de la zone par défaut s'affiche.</text:span></text:p>
      <text:p text:style-name="P6"/>
      <text:p text:style-name="P4"><text:span text:style-name="T7">Garanties en cas de succès</text:span><text:span text:style-name="T9"> </text:span><text:span text:style-name="T4">: Les information données par le modèle de prévision utilisé s'affichent sur la carte.</text:span></text:p>
      <text:p text:style-name="P6"><text:s/></text:p>
      <text:p text:style-name="P5"><text:span text:style-name="T7">Niveau de risque</text:span><text:span text:style-name="T9"> </text:span><text:span text:style-name="T8">:</text:span><text:span text:style-name="T6"> </text:span><text:span text:style-name="T4">Faible</text:span></text:p>
      <text:p text:style-name="P5"><text:span text:style-name="T5">Importance :</text:span><text:span text:style-name="T4"> Haute</text:span></text:p>
      <text:p text:style-name="P7"/>
      <text:p text:style-name="P5"><text:span text:style-name="T7">Scénario </text:span><text:span text:style-name="T8">:</text:span><text:span text:style-name="T6"> </text:span></text:p>
      <text:list xml:id="list3482827093764032654" text:style-name="L1">
        <text:list-item>
          <text:p text:style-name="P8">L'utilisateur sélectionne une prévision à visualiser (càd un fichier, obtenu auparavant).</text:p>
        </text:list-item>
        <text:list-item>
          <text:p text:style-name="P8">L'utilisateur confirme son choix.</text:p>
        </text:list-item>
        <text:list-item>
          <text:p text:style-name="P8">La première série de donnée de la prévision s'affiche sur la carte selon le modèle de prévision.</text:p>
        </text:list-item>
      </text:list>
      <text:p text:style-name="P1"/>
      <text:p text:style-name="P5"><text:span text:style-name="T7">Extensions </text:span><text:span text:style-name="T8">:</text:span></text:p>
      <text:p text:style-name="P9"><text:tab/>1.a L'utilisateur annule.</text:p>
      <text:p text:style-name="P9"><text:tab/><text:tab/>Fin du cas d'utilisation.</text:p>
      <text:p text:style-name="P9"><text:tab/>1.b L'utilisateur demande un charger un fichier incompatible, inconnu ou corrompu.</text:p>
      <text:p text:style-name="P9"><text:tab/><text:tab/>Notification et retour à la sélection du fichier (1).</text:p>
      <text:p text:style-name="P1"><text:tab/>2.a L'utilisateur annule le charg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53S</meta:editing-duration>
    <meta:editing-cycles>4</meta:editing-cycles>
    <meta:generator>OpenOffice/4.1.1$Win32 OpenOffice.org_project/411m6$Build-9775</meta:generator>
    <dc:date>2016-03-15T10:28:37.44</dc:date>
    <meta:document-statistic meta:table-count="0" meta:image-count="0" meta:object-count="0" meta:page-count="1" meta:paragraph-count="20" meta:word-count="146" meta:character-count="952"/>
    <meta:user-defined meta:name="Info 1"/>
    <meta:user-defined meta:name="Info 2"/>
    <meta:user-defined meta:name="Info 3"/>
    <meta:user-defined meta:name="Info 4"/>
  </office:meta>
</office:document-meta>
</file>